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581cm" table:align="center" style:writing-mode="lr-tb"/>
    </style:style>
    <style:style style:name="Table1.A" style:family="table-column">
      <style:table-column-properties style:column-width="1.27cm"/>
    </style:style>
    <style:style style:name="Table1.B" style:family="table-column">
      <style:table-column-properties style:column-width="4.128cm"/>
    </style:style>
    <style:style style:name="Table1.C" style:family="table-column">
      <style:table-column-properties style:column-width="1.588cm"/>
    </style:style>
    <style:style style:name="Table1.D" style:family="table-column">
      <style:table-column-properties style:column-width="1.596cm"/>
    </style:style>
    <style:style style:name="Table1.1" style:family="table-row">
      <style:table-row-properties style:min-row-height="0.423cm" fo:keep-together="always"/>
    </style:style>
    <style:style style:name="Table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le1.B1" style:family="table-cell">
      <style:table-cell-properties style:vertical-align="middle" fo:padding-left="0.191cm" fo:padding-right="0.191cm" fo:padding-top="0cm" fo:padding-bottom="0cm" fo:border="0.25pt solid #000000" style:writing-mode="lr-tb"/>
    </style:style>
    <style:style style:name="Table1.3" style:family="table-row">
      <style:table-row-properties style:min-row-height="0.564cm" fo:keep-together="auto"/>
    </style:style>
    <style:style style:name="P1" style:family="paragraph" style:parent-style-name="Affiliation">
      <style:text-properties style:font-name-asian="MS Mincho"/>
    </style:style>
    <style:style style:name="P2" style:family="paragraph" style:parent-style-name="Affiliation">
      <style:text-properties officeooo:rsid="001462d1" officeooo:paragraph-rsid="001462d1"/>
    </style:style>
    <style:style style:name="P3" style:family="paragraph" style:parent-style-name="Heading_20_5">
      <style:text-properties style:font-name-asian="MS Mincho"/>
    </style:style>
    <style:style style:name="P4" style:family="paragraph" style:parent-style-name="Text_20_body">
      <style:text-properties officeooo:rsid="001796a9" officeooo:paragraph-rsid="001796a9"/>
    </style:style>
    <style:style style:name="P5" style:family="paragraph" style:parent-style-name="Text_20_body">
      <style:text-properties officeooo:rsid="0017a35b" officeooo:paragraph-rsid="0017a35b"/>
    </style:style>
    <style:style style:name="P6" style:family="paragraph" style:parent-style-name="Text_20_body">
      <style:text-properties officeooo:rsid="001988b9" officeooo:paragraph-rsid="001988b9"/>
    </style:style>
    <style:style style:name="P7" style:family="paragraph" style:parent-style-name="Text_20_body">
      <style:text-properties officeooo:rsid="001b38d1" officeooo:paragraph-rsid="001b38d1"/>
    </style:style>
    <style:style style:name="P8" style:family="paragraph" style:parent-style-name="Text_20_body">
      <style:text-properties officeooo:rsid="001e5c82" officeooo:paragraph-rsid="001e5c82"/>
    </style:style>
    <style:style style:name="P9" style:family="paragraph" style:parent-style-name="Text_20_body">
      <style:text-properties officeooo:rsid="00216e06" officeooo:paragraph-rsid="00216e06"/>
    </style:style>
    <style:style style:name="P10" style:family="paragraph" style:parent-style-name="Text_20_body">
      <style:text-properties officeooo:rsid="0021a1b0" officeooo:paragraph-rsid="0021a1b0"/>
    </style:style>
    <style:style style:name="P11" style:family="paragraph" style:parent-style-name="Text_20_body">
      <style:paragraph-properties fo:margin-left="0cm" fo:margin-right="0cm" fo:text-indent="0cm" style:auto-text-indent="false"/>
      <style:text-properties officeooo:paragraph-rsid="0017a35b"/>
    </style:style>
    <style:style style:name="P12" style:family="paragraph" style:parent-style-name="key_20_words">
      <style:text-properties style:font-name-asian="MS Mincho"/>
    </style:style>
    <style:style style:name="P13" style:family="paragraph" style:parent-style-name="Standard">
      <style:text-properties style:font-name-asian="MS Mincho"/>
    </style:style>
    <style:style style:name="P14" style:family="paragraph" style:parent-style-name="Standard">
      <style:paragraph-properties style:snap-to-layout-grid="false"/>
      <style:text-properties fo:font-size="8pt" style:font-size-asian="8pt" style:font-size-complex="8pt"/>
    </style:style>
    <style:style style:name="P15" style:family="paragraph" style:parent-style-name="Standard">
      <style:paragraph-properties fo:text-align="justify" style:justify-single-word="false"/>
    </style:style>
    <style:style style:name="P16" style:family="paragraph" style:parent-style-name="Author">
      <style:text-properties officeooo:rsid="001462d1" style:font-name-asian="MS Mincho"/>
    </style:style>
    <style:style style:name="P17" style:family="paragraph" style:parent-style-name="Heading_20_2">
      <style:text-properties officeooo:rsid="0017a35b" officeooo:paragraph-rsid="0017a35b"/>
    </style:style>
    <style:style style:name="P18" style:family="paragraph" style:parent-style-name="Heading_20_2">
      <style:text-properties officeooo:rsid="001b38d1" officeooo:paragraph-rsid="001b38d1"/>
    </style:style>
    <style:style style:name="P19" style:family="paragraph" style:parent-style-name="Heading_20_2">
      <style:text-properties officeooo:rsid="00216e06" officeooo:paragraph-rsid="00216e06"/>
    </style:style>
    <style:style style:name="P20" style:family="paragraph" style:parent-style-name="Text_20_body" style:list-style-name="L1">
      <style:text-properties officeooo:rsid="0017a35b" officeooo:paragraph-rsid="0017a35b"/>
    </style:style>
    <style:style style:name="P21" style:family="paragraph" style:parent-style-name="Text_20_body" style:list-style-name="L2">
      <style:text-properties officeooo:rsid="001fcd23" officeooo:paragraph-rsid="001fcd23"/>
    </style:style>
    <style:style style:name="P22" style:family="paragraph" style:parent-style-name="Text_20_body">
      <style:text-properties officeooo:rsid="0025eb1a"/>
    </style:style>
    <style:style style:name="P23" style:family="paragraph" style:parent-style-name="Heading_20_1">
      <style:text-properties officeooo:rsid="0017a35b" officeooo:paragraph-rsid="0017a35b"/>
    </style:style>
    <style:style style:name="P24" style:family="paragraph" style:parent-style-name="Heading_20_1">
      <style:text-properties officeooo:rsid="0015f2aa" officeooo:paragraph-rsid="0015f2aa"/>
    </style:style>
    <style:style style:name="P25" style:family="paragraph" style:parent-style-name="Heading_20_1" style:list-style-name="WW8Num5">
      <style:text-properties officeooo:rsid="0015f2aa" officeooo:paragraph-rsid="0015f2aa"/>
    </style:style>
    <style:style style:name="P26" style:family="paragraph" style:parent-style-name="Heading_20_4">
      <style:text-properties fo:font-style="normal" style:font-style-asian="normal"/>
    </style:style>
    <style:style style:name="P27" style:family="paragraph" style:parent-style-name="bullet_20_list">
      <style:paragraph-properties fo:margin-left="0cm" fo:margin-right="0cm" fo:text-indent="0cm" style:auto-text-indent="false"/>
      <style:text-properties officeooo:rsid="00221169" officeooo:paragraph-rsid="00250524"/>
    </style:style>
    <style:style style:name="P28" style:family="paragraph" style:parent-style-name="bullet_20_list">
      <style:paragraph-properties fo:margin-left="0cm" fo:margin-right="0cm" fo:text-indent="0cm" style:auto-text-indent="false"/>
      <style:text-properties officeooo:paragraph-rsid="002407cb"/>
    </style:style>
    <style:style style:name="P29" style:family="paragraph" style:parent-style-name="bullet_20_list">
      <style:paragraph-properties fo:margin-left="0.508cm" fo:margin-right="0cm" fo:text-indent="0cm" style:auto-text-indent="false"/>
      <style:text-properties officeooo:rsid="00221169" officeooo:paragraph-rsid="00221169"/>
    </style:style>
    <style:style style:name="P30" style:family="paragraph" style:parent-style-name="paper_20_title" style:master-page-name="Standard">
      <style:paragraph-properties style:page-number="auto"/>
      <style:text-properties officeooo:rsid="001462d1" officeooo:paragraph-rsid="001462d1" style:font-name-asian="MS Mincho"/>
    </style:style>
    <style:style style:name="P31" style:family="paragraph" style:parent-style-name="references">
      <style:text-properties style:font-name-asian="MS Mincho"/>
    </style:style>
    <style:style style:name="T1" style:family="text">
      <style:text-properties style:font-name-asian="MS Mincho"/>
    </style:style>
    <style:style style:name="T2" style:family="text">
      <style:text-properties fo:font-style="italic" style:font-style-asian="italic" style:font-style-complex="italic"/>
    </style:style>
    <style:style style:name="T3" style:family="text">
      <style:text-properties fo:font-style="italic" style:font-name-asian="MS Mincho" style:font-style-asian="italic"/>
    </style:style>
    <style:style style:name="T4" style:family="text">
      <style:text-properties fo:font-style="italic" style:font-name-asian="MS Mincho" style:font-style-asian="italic" style:font-style-complex="italic"/>
    </style:style>
    <style:style style:name="T5" style:family="text">
      <style:text-properties style:font-name-asian="Times New Roman"/>
    </style:style>
    <style:style style:name="T6" style:family="text">
      <style:text-properties style:font-name="Times New Roman" fo:font-style="italic" style:font-style-asian="italic" style:font-name-complex="Times New Roman"/>
    </style:style>
    <style:style style:name="T7" style:family="text">
      <style:text-properties style:font-name="Symbol" fo:font-style="italic" style:font-style-asian="italic" style:font-name-complex="Symbol" style:font-style-complex="italic"/>
    </style:style>
    <style:style style:name="T8" style:family="text">
      <style:text-properties style:text-position="sub 58%"/>
    </style:style>
    <style:style style:name="T9" style:family="text">
      <style:text-properties fo:font-style="normal" style:font-style-asian="normal"/>
    </style:style>
    <style:style style:name="T10" style:family="text">
      <style:text-properties style:text-position="super 58%"/>
    </style:style>
    <style:style style:name="T11" style:family="text">
      <style:text-properties fo:font-variant="normal" fo:text-transform="none" fo:font-style="italic" style:font-name-asian="MS Mincho" style:font-style-asian="italic" style:font-style-complex="italic"/>
    </style:style>
    <style:style style:name="T12" style:family="text">
      <style:text-properties officeooo:rsid="001462d1"/>
    </style:style>
    <style:style style:name="T13" style:family="text">
      <style:text-properties officeooo:rsid="001988b9"/>
    </style:style>
    <style:style style:name="T14" style:family="text">
      <style:text-properties officeooo:rsid="001b38d1"/>
    </style:style>
    <style:style style:name="T15" style:family="text">
      <style:text-properties officeooo:rsid="001fcd23"/>
    </style:style>
    <style:style style:name="T16" style:family="text">
      <style:text-properties officeooo:rsid="002407cb"/>
    </style:style>
    <style:style style:name="T17" style:family="text">
      <style:text-properties officeooo:rsid="00250524"/>
    </style:style>
    <style:style style:name="T18" style:family="text">
      <style:text-properties officeooo:rsid="002646f9"/>
    </style:style>
    <style:style style:name="fr1" style:family="graphic" style:parent-style-name="Frame">
      <style:graphic-properties style:wrap="dynamic" style:number-wrapped-paragraphs="1" style:vertical-pos="from-top" style:vertical-rel="page"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Sect1" style:family="section">
      <style:section-properties style:writing-mode="lr-tb" style:editable="false">
        <style:columns fo:column-count="2">
          <style:column style:rel-width="5220*" fo:start-indent="0cm" fo:end-indent="0.635cm"/>
          <style:column style:rel-width="5220*"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0.158cm" svg:y="22.565cm" draw:z-index="1">
        <draw:text-box fo:min-height="0.058cm" fo:min-width="0.041cm">
          <text:p text:style-name="sponsors"/>
        </draw:text-box>
      </draw:frame>
      <text:p text:style-name="P30">Smart Grid</text:p>
      <text:p text:style-name="P13"/>
      <text:section text:style-name="Sect1" text:name="Section1">
        <text:p text:style-name="P16">Julien Popa-Liesz</text:p>
        <text:p text:style-name="P2">Dylan Rush</text:p>
        <text:p text:style-name="P1"/>
      </text:section>
      <text:section text:style-name="Sect2" text:name="Section2">
        <text:p text:style-name="P1"/>
        <text:p text:style-name="P13"/>
      </text:section>
      <text:section text:style-name="Sect3" text:name="Section3">
        <text:p text:style-name="Abstract"><text:span text:style-name="T4">Abstract</text:span><text:span text:style-name="T1">—</text:span>The Smart Grid, regarded as the next generation power grid, uses two-way flows of electricity and information to create a widely distributed automated energy delivery network. In this <text:span text:style-name="T12">paper</text:span> we <text:span text:style-name="T12">will</text:span> survey the literature for the Smart Grid. We explore <text:span text:style-name="T12">the benefits of</text:span> <text:span text:style-name="T12">the Smart infrastructure System in particular for information metering, monitoring and management, electricity generation, delivery and consumption. <text:s/>We will also explore the wireless communication technologies used to manage the Smart Grid infrastructure.</text:span></text:p>
        <text:p text:style-name="P12"/>
        <text:list xml:id="list1745806521527096920" text:style-name="WW8Num5">
          <text:list-item>
            <text:h text:style-name="Heading_20_1" text:outline-level="1"><text:span text:style-name="T5"><text:s/></text:span>Introduction</text:h>
          </text:list-item>
        </text:list>
        <text:p text:style-name="P4">The current infrastructure of the electrical grind currently is not scalable due to several reasons. The existing grid consists of three parts; The generation, transmission and distribution each of these are becoming inadequate with todays increasing demand. The smart grind provides a possible solution to the problems of the existing grid system. The smart infrastructure system consists of three parts. Advanced information, <text:s/>electricity generation and <text:s/>advanced communication technologies. <text:s/>The use of wireless communication technologies provides a solution for remote management of the system in both the monitoring and communication in a wireless smart grid network. Problems arise with interoperability of wireless communications, the dynamics of the communication subsystems <text:s/>and the problems with existing protocols.</text:p>
        <text:list xml:id="list195918886385575" text:continue-numbering="true" text:style-name="WW8Num5">
          <text:list-item>
            <text:h text:style-name="P23" text:outline-level="1">Problems</text:h>
            <text:list>
              <text:list-item>
                <text:h text:style-name="P17" text:outline-level="2">Existing problems with current Electrical Grid</text:h>
              </text:list-item>
            </text:list>
          </text:list-item>
        </text:list>
        <text:p text:style-name="P5">The existing grid system is unreliable, inefficient, <text:s/>and is not scalable due to several characteristics of the system.</text:p>
        <text:list xml:id="list7477983893924846348" text:style-name="L1">
          <text:list-item>
            <text:p text:style-name="P20">Electromechanical </text:p>
          </text:list-item>
          <text:list-item>
            <text:p text:style-name="P20">One-way communication</text:p>
          </text:list-item>
          <text:list-item>
            <text:p text:style-name="P20">Few sensors</text:p>
          </text:list-item>
          <text:list-item>
            <text:p text:style-name="P20">Centralized Generation</text:p>
          </text:list-item>
          <text:list-item>
            <text:p text:style-name="P20">Manual Monitoring</text:p>
          </text:list-item>
          <text:list-item>
            <text:p text:style-name="P20">Manual Restoring</text:p>
          </text:list-item>
          <text:list-item>
            <text:p text:style-name="P20">Susceptible to failures and blackouts</text:p>
          </text:list-item>
          <text:list-item>
            <text:p text:style-name="P20">Limited control</text:p>
          </text:list-item>
          <text:list-item>
            <text:p text:style-name="P20">Fewer customers </text:p>
          </text:list-item>
        </text:list>
        <text:p text:style-name="P5">The current grid system utilizes Electromechanical switching to tunnel information and is analogous to a circuit switching network in communication. This design doesn't allow for management of numerous asynchronous power distribution and monitoring <text:span text:style-name="T13">which </text:span>result<text:span text:style-name="T13">s</text:span> in a one-way communication model. Each one one-way communication path requires <text:span text:style-name="T13">a dedicated</text:span> centralized generation <text:span text:style-name="T13">station for transmissions of power. Due to these limitations, the system must be managed and restored manually. Manual management of an increasing <text:s/>large grid system limits control and is very sensitive to failures and blackouts. </text:span></text:p>
        <text:p text:style-name="P11"/>
        <text:list xml:id="list195918397453541" text:continue-list="list195918886385575" text:style-name="WW8Num5">
          <text:list-item>
            <text:h text:style-name="P24" text:outline-level="1">Requirements for a solution</text:h>
            <text:list>
              <text:list-item>
                <text:h text:style-name="Heading_20_2" text:outline-level="2">S<text:span text:style-name="T13">mart Grid solution</text:span></text:h>
              </text:list-item>
            </text:list>
          </text:list-item>
        </text:list>
        <text:p text:style-name="P6">The goals of a the smart grid initiative is to provide a solution for the generation, transmission and distribution weaknesses in the currently used system. The smart grid alternative provides a digital distribution network with allows for a two-way communication model. This allows for distributed generation of power between many smart grid networks. The smart grid will support many sensors to be used for better management of the grid system. Thus the smart grid systems can be automated, self-healing and adaptive to failures and blackouts. Ultimately allowing the system to be pervasively controlled within <text:span text:style-name="T14">a </text:span>large scale <text:span text:style-name="T14">while maintaining fine control. Customers using the smart grid system can now have control of their own electrical grid as a subsystem in accordance to the large scale system. With the use of renewable energy generations such as, solar, wind and chemical the use of smart grid systems will be able to efficiently make use of excess energy generated by reusable energy sources</text:span></text:p>
        <text:list xml:id="list195919420373493" text:continue-numbering="true" text:style-name="WW8Num5">
          <text:list-item>
            <text:list>
              <text:list-item>
                <text:h text:style-name="P18" text:outline-level="2">Wireless communication of the smart grid</text:h>
              </text:list-item>
            </text:list>
          </text:list-item>
        </text:list>
        <text:p text:style-name="P7">Wireless Sensor networks are low cost, provide feasible and cost effective sensing and communication platform for system monitoring. The use of micro grid communication creates <text:s/>mesh networks to communicate, transmit information or power other smart grids. This allows for a smartly distributed renewable generations at the user level to be able to be transmit excess energy to either the main grid or within its own network to users nearby. Wireless meshed networks allows for smart energy subsystems to efficiently generate, deliver and consume power. The smart information can be easily monitored with more accurate metering. The smart communication system is responsible for communication connectivity and transmission among other systems, devices and applications in the context of <text:s/>the smart grid.</text:p>
        <text:p text:style-name="Text_20_body"/>
        <text:p text:style-name="Text_20_body"/>
        <text:list xml:id="list195918548128344" text:continue-numbering="true" text:style-name="WW8Num5">
          <text:list-item>
            <text:h text:style-name="P25" text:outline-level="1"><text:soft-page-break/>Design for Solution </text:h>
          </text:list-item>
        </text:list>
        <text:p text:style-name="P8">The intention of the Smart Grid SG is to create a solution to <text:s/><text:span text:style-name="T15">the already existing system. The SG offers a solution to the already existing system.</text:span></text:p>
        <text:list xml:id="list2603395378503292497" text:style-name="L2">
          <text:list-item>
            <text:p text:style-name="P21">Digital </text:p>
          </text:list-item>
          <text:list-item>
            <text:p text:style-name="P21">Two-Way communications</text:p>
          </text:list-item>
          <text:list-item>
            <text:p text:style-name="P21">Distributed Generation</text:p>
          </text:list-item>
          <text:list-item>
            <text:p text:style-name="P21">Many sensors</text:p>
          </text:list-item>
          <text:list-item>
            <text:p text:style-name="P21">Automated</text:p>
          </text:list-item>
          <text:list-item>
            <text:p text:style-name="P21">Self healing</text:p>
          </text:list-item>
          <text:list-item>
            <text:p text:style-name="P21">Adaptive and islanding</text:p>
          </text:list-item>
          <text:list-item>
            <text:p text:style-name="P21">Pervasive Control</text:p>
          </text:list-item>
          <text:list-item>
            <text:p text:style-name="P21">many customer choices</text:p>
          </text:list-item>
        </text:list>
        <text:p text:style-name="Text_20_body"/>
        <text:p text:style-name="P9">Returning back to the <text:span text:style-name="T18">original</text:span> three <text:span text:style-name="T18">categories</text:span> </text:p>
        <text:list xml:id="list195918412274334" text:continue-list="list195918548128344" text:style-name="WW8Num5">
          <text:list-item>
            <text:list>
              <text:list-item>
                <text:h text:style-name="P19" text:outline-level="2">Smart Power Generation Grid</text:h>
              </text:list-item>
            </text:list>
          </text:list-item>
        </text:list>
        <text:p text:style-name="P10">With the introduction of a smart power generation, the use of <text:span text:style-name="T18">renewable</text:span> and zero <text:span text:style-name="T18">emotion</text:span> <text:span text:style-name="T18">solutions</text:span> become more of a viable solution with the introduction of two way power and information transmission is introduced. <text:span text:style-name="T16">This solution of a Distributed Power generation provides the same if not more readability than that of the central generation of the existing system. </text:span></text:p>
        <text:p text:style-name="P10"/>
        <text:list xml:id="list195919433310324" text:continue-numbering="true" text:style-name="WW8Num5">
          <text:list-item>
            <text:list>
              <text:list-item>
                <text:h text:style-name="P19" text:outline-level="2">Smart Transmission Grid</text:h>
              </text:list-item>
            </text:list>
          </text:list-item>
        </text:list>
        <text:list xml:id="list6574243365193895492" text:style-name="WW8Num3">
          <text:list-header>
            <text:p text:style-name="P27"><text:s text:c="3"/>Smart Transmission Grid STG rel<text:span text:style-name="T18">ie</text:span>s on the use of sensors and information <text:span text:style-name="T18">transmission</text:span>, <text:span text:style-name="T18">adaptability</text:span> and rel<text:span text:style-name="T18">ia</text:span>bility being the key drivers. The system is <text:span text:style-name="T18">adaptable</text:span> and rel<text:span text:style-name="T18">i</text:span>able able to handle the demand of the current state and the <text:span text:style-name="T18">unpredictable</text:span> <text:span text:style-name="T18">future.</text:span> </text:p>
            <text:p text:style-name="P28"><text:s text:c="4"/><text:span text:style-name="T16">The system consists of smart controllers (SC) that handle the power and information distribution to the central control. The use of these SC enable the use of highly accurate reading to help the system to adapt and change depending on the current demand. This also allows visualization of the current system to help decide faults or issues that would of otherwise gone undetected. </text:span></text:p>
            <text:p text:style-name="P28"><text:s text:c="4"/><text:span text:style-name="T17">The system would use the already existing transmission system that have already been deployed with the current automated substation control. Since the technology of power transmission has not changed over the years measurement <text:s/>and control equipment have. The key characteristics being conversion to digital, automation, coordination and self healing allows the new system to be </text:span></text:p>
            <text:p text:style-name="P29"/>
          </text:list-header>
        </text:list>
        <text:list xml:id="list195919658581008" text:continue-list="list195919433310324" text:style-name="WW8Num5">
          <text:list-item>
            <text:list>
              <text:list-item>
                <text:h text:style-name="P19" text:outline-level="2">Smart Distribution Grid</text:h>
              </text:list-item>
            </text:list>
          </text:list-item>
        </text:list>
        <text:p text:style-name="P22">The most important problem of the distribution problem is how to deliver the power to the end user were information was added to the <text:span text:style-name="T18">electric</text:span> power and the power is added were ever the information says its needed. This being for both AC and DC <text:span text:style-name="T18">applications.</text:span> The power is routed the same as packet of data, ie a footer and header is added and the power is contained in the payload, the more power <text:span text:style-name="T18">required</text:span> the larger the number of packets. This system will make in home power distribution possible.</text:p>
        <text:p text:style-name="Text_20_body"/>
        <text:list xml:id="list195918037877076" text:continue-numbering="true" text:style-name="WW8Num5">
          <text:list-item>
            <text:list>
              <text:list-item>
                <text:h text:style-name="Heading_20_2" text:outline-level="2">Some Common Mistakes</text:h>
              </text:list-item>
            </text:list>
          </text:list-item>
        </text:list>
        <text:list xml:id="list195919860014876" text:continue-list="list6574243365193895492" text:style-name="WW8Num3">
          <text:list-item>
            <text:p text:style-name="bullet_20_list">The word “data” is plural, not singular.</text:p>
          </text:list-item>
          <text:list-item>
            <text:p text:style-name="bullet_20_list">The subscript for the permeability of vacuum <text:span text:style-name="T7"></text:span><text:span text:style-name="T8">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list xml:id="list195918161275204" text:continue-list="list195918037877076" text:style-name="WW8Num5">
          <text:list-item>
            <text:h text:style-name="P24" text:outline-level="1">Critical Analysis</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ext:soft-page-break/>the scroll down window on the left of the MS Word Formatting toolbar.</text:p>
        <text:list xml:id="list195917965077182" text:continue-numbering="true" text:style-name="WW8Num5">
          <text:list-item>
            <text:list>
              <text:list-item>
                <text:h text:style-name="Heading_20_2" text:outline-level="2">Authors and Affiliations</text:h>
              </text:list-item>
            </text:list>
          </text:list-item>
        </text:list>
        <text:p text:style-name="Text_20_body">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list xml:id="list195917994872694" text:continue-numbering="true" text:style-name="WW8Num5">
          <text:list-item>
            <text:list>
              <text:list-item>
                <text:list>
                  <text:list-item>
                    <text:h text:style-name="Heading_20_3" text:outline-level="3">For author/s of only one affiliation (Heading 3):<text:span text:style-name="T9"> To change the default, adjust the template as follows.</text:span></text:h>
                    <text:list>
                      <text:list-item>
                        <text:h text:style-name="Heading_20_4" text:outline-level="4">Selection (Heading 4):<text:span text:style-name="T9"> Highlight all author and affiliation lines.</text:span></text:h>
                      </text:list-item>
                      <text:list-item>
                        <text:h text:style-name="Heading_20_4" text:outline-level="4">Change number of columns: <text:span text:style-name="T9">Select the Columns icon from the MS Word Standard toolbar and then select “1 Column” from the selection palette.</text:span></text:h>
                      </text:list-item>
                      <text:list-item>
                        <text:h text:style-name="Heading_20_4" text:outline-level="4">Deletion: <text:span text:style-name="T9">Delete the author and affiliation lines for the second affiliation.</text:span></text:h>
                      </text:list-item>
                    </text:list>
                  </text:list-item>
                  <text:list-item>
                    <text:h text:style-name="Heading_20_3" text:outline-level="3">For author/s of more than two affiliations: <text:span text:style-name="T9">To change the default, adjust the template as follows.</text:span></text:h>
                    <text:list>
                      <text:list-item>
                        <text:h text:style-name="Heading_20_4" text:outline-level="4">Selection: <text:span text:style-name="T9">Highlight all author and affiliation lines.</text:span></text:h>
                      </text:list-item>
                      <text:list-item>
                        <text:h text:style-name="Heading_20_4" text:outline-level="4">Change number of columns: <text:span text:style-name="T9">Select the “Columns” icon from the MS Word Standard toolbar and then select “1 Column” from the selection palette.</text:span></text:h>
                      </text:list-item>
                      <text:list-item>
                        <text:h text:style-name="P26" text:outline-level="4">Highlight author and affiliation lines of affiliation 1 and copy this selection.</text:h>
                      </text:list-item>
                      <text:list-item>
                        <text:h text:style-name="Heading_20_4" text:outline-level="4">Formatting: <text:span text:style-name="T9">Insert one hard return immediately after the last character of the last affiliation line. Then paste down the copy of affiliation 1. Repeat as necessary for each additional affiliation.</text:span></text:h>
                      </text:list-item>
                      <text:list-item>
                        <text:h text:style-name="Heading_20_4" text:outline-level="4">Reassign number of columns: <text:span text:style-name="T9">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list-item>
                    </text:list>
                  </text:list-item>
                </text:list>
              </text:list-item>
              <text:list-item>
                <text:h text:style-name="Heading_20_2"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195918330612795" text:continue-numbering="true" text:style-name="WW8Num5">
          <text:list-item>
            <text:list>
              <text:list-item>
                <text:h text:style-name="Heading_20_2" text:outline-level="2">Figures and Tables</text:h>
                <text:list>
                  <text:list-item>
                    <text:h text:style-name="Heading_20_3" text:outline-level="3">Positioning Figures and Tables: 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h>
                  </text:list-item>
                </text:list>
              </text:list-item>
            </text:list>
          </text:list-item>
        </text:list>
        <text:list xml:id="list1643745945299912730" text:style-name="WW8Num8">
          <text:list-item>
            <text:p text:style-name="table_20_head">Tabl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B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B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10">a</text:span></text:p>
            </table:table-cell>
            <table:table-cell table:style-name="Table1.A1" office:value-type="string">
              <text:p text:style-name="P14"/>
            </table:table-cell>
            <table:table-cell table:style-name="Table1.B1" office:value-type="string">
              <text:p text:style-name="P14"/>
            </table:table-cell>
          </table:table-row>
        </table:table>
        <text:list xml:id="list1168129271649601425" text:style-name="WW8Num9">
          <text:list-item>
            <text:p text:style-name="table_20_footnote">Sample of a Table footnote. <text:span text:style-name="T2">(Table footnote)</text:span></text:p>
          </text:list-item>
          <text:list-item>
            <text:p text:style-name="table_20_footnote"/>
          </text:list-item>
        </text:list>
        <text:list xml:id="list2532781725804418425" text:style-name="WW8Num7">
          <text:list-item>
            <text:p text:style-name="figure_20_caption"><text:span text:style-name="T1">Example of a figure caption. </text:span><text:span text:style-name="T4">(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 ( m(1),” not just “A/m.” Do not label axes with a ratio of quantities and units. For example, write “Temperature (K),” not “Temperature/K.”</text:p>
        <text:p text:style-name="Heading_20_5"><text:span text:style-name="T1">Acknowledgment </text:span><text:span text:style-name="T4">(</text:span><text:span text:style-name="T11">Heading 5</text:span><text:span text:style-name="T4">)</text:span></text:p>
        <text:p text:style-name="Text_20_body">The preferred spelling of the word “acknowledgment” in America is without an “e” after the “g.” Avoid the stilted expression “one of us (R. B. G.) thanks ...”. <text:s/>Instead, try “R. B. G. thanks...”. Put sponsor acknowledgments in the unnumbered footnote on the first page.</text:p>
        <text:p text:style-name="P13"/>
        <text:p text:style-name="P3">References</text:p>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ext:soft-page-break/>the first word in a paper title, except for proper nouns and element symbols.</text:p>
        <text:p text:style-name="Text_20_body">For papers published in translation journals, please give the English citation first, followed by the original foreign-language citation [6].</text:p>
        <text:p text:style-name="P13"/>
        <text:list xml:id="list4116262651903659621" text:style-name="WW8Num6">
          <text:list-item>
            <text:p text:style-name="references"><draw:frame draw:style-name="fr2" draw:name="Frame2" text:anchor-type="char" svg:x="-9.511cm" svg:y="5.948cm" svg:width="8.915cm" svg:height="3.2cm" draw:z-index="0"><draw:text-box><text:p text:style-name="Text_20_body">We suggest that you use a text box to insert a graphic (which is ideally a 300 dpi resolution TIFF or EPS file with all fonts embedded) because this method is somewhat more stable than directly inserting a picture.</text:p><text:p text:style-name="Text_20_body">To have non-visible rules on your frame, use the MSWord “Format” pull-down menu, select Text Box &gt; Colors and Lines to choose No Fill and No Line.</text:p></draw:text-box></draw:frame><text:span text:style-name="T1">G. Eason, B. Noble, and I.N. Sneddon, “On certain integrals of Lipschitz-Hankel type involving products of Bessel functions,” Phil. Trans. Roy. Soc. London, vol. A247, pp. 529-551, April 1955. (</text:span><text:span text:style-name="T3">references</text:span><text:span text:style-name="T1">)</text:span></text:p>
          </text:list-item>
          <text:list-item>
            <text:p text:style-name="P31">J. Clerk Maxwell, A Treatise on Electricity and Magnetism, 3rd ed., vol. 2. Oxford: Clarendon, 1892, pp.68-73.</text:p>
          </text:list-item>
          <text:list-item>
            <text:p text:style-name="P31">I.S. Jacobs and C.P. Bean, “Fine particles, thin films and exchange anisotropy,” in Magnetism, vol. III, G.T. Rado and H. Suhl, Eds. New York: Academic, 1963, pp. 271-350.</text:p>
          </text:list-item>
          <text:list-item>
            <text:p text:style-name="P31">K. Elissa, “Title of paper if known,” unpublished.</text:p>
          </text:list-item>
          <text:list-item>
            <text:p text:style-name="P31">R. Nicole, “Title of paper with only first word capitalized,” J. Name Stand. Abbrev., in press.</text:p>
          </text:list-item>
          <text:list-item>
            <text:p text:style-name="P31">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ction4">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5"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fo:language="en" fo:country="CA" style:font-name-asian="MS Mincho" style:font-family-asian="'MS Mincho', 'ＭＳ 明朝'" style:font-family-generic-asian="modern" style:language-asian="en" style:country-asian="CA"/>
    </style:style>
    <style:style style:name="Heading_20_2" style:display-name="Heading 2" style:family="paragraph" style:parent-style-name="Standard" style:next-style-name="Standard" style:default-outline-level="2" style:list-style-name="WW8Num5" style:class="text">
      <style:paragraph-properties fo:margin-left="0.508cm" fo:margin-right="0cm" fo:margin-top="0.212cm" fo:margin-bottom="0.106cm" style:contextual-spacing="false" fo:text-align="start" style:justify-single-word="false" fo:keep-together="always" fo:text-indent="-0.508cm" style:auto-text-indent="false" fo:keep-with-next="always">
        <style:tab-stops>
          <style:tab-stop style:position="0.508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3" style:display-name="Heading 3" style:family="paragraph" style:parent-style-name="Standard" style:next-style-name="Standard" style:default-outline-level="3" style:list-style-name="WW8Num5"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4" style:display-name="Heading 4" style:family="paragraph" style:parent-style-name="Standard" style:next-style-name="Standard" style:default-outline-level="4" style:list-style-name="WW8Num5"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 style:position="1.448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contextual-spacing="false">
        <style:tab-stops>
          <style:tab-stop style:position="0.635cm"/>
        </style:tab-stops>
      </style:paragraph-properties>
      <style:text-properties fo:font-variant="small-caps" fo:language="en" fo:country="CA" style:language-asian="en" style:country-asian="CA"/>
    </style:style>
    <style:style style:name="Abstract" style:family="paragraph">
      <style:paragraph-properties fo:margin-left="0cm" fo:margin-right="0cm" fo:margin-top="0cm" fo:margin-bottom="0.353cm" style: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style: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en" style:country-asian="CA"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7">
      <style:paragraph-properties fo:margin-left="0cm" fo:margin-right="0cm" fo:margin-top="0.141cm" fo:margin-bottom="0.353cm" style: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cm" fo:margin-bottom="0.071cm" style:contextual-spacing="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cm" fo:margin-right="0cm" fo:margin-top="0cm" fo:margin-bottom="0.212cm" style: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en" style:country-asian="CA"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CA"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en" style:country-asian="CA"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cm" fo:margin-bottom="0.088cm" style: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635cm" fo:margin-right="0cm" fo:margin-top="0.106cm" fo:margin-bottom="0.053cm" style:contextual-spacing="false" fo:text-align="end" style:justify-single-word="false" fo:orphans="2" fo:widows="2"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423cm" fo:margin-bottom="0.212cm" style: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en" fo:country="CA" style:font-name-asian="MS Mincho" style:font-family-asian="'MS Mincho', 'ＭＳ 明朝'" style:font-family-generic-asian="modern" style:language-asian="en" style:country-asian="CA"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09:40:00</meta:creation-date>
    <dc:date>2016-02-01T19:59:17.789448677</dc:date>
    <meta:editing-cycles>11</meta:editing-cycles>
    <meta:editing-duration>P2171DT17H6M53S</meta:editing-duration>
    <meta:generator>LibreOffice/4.2.8.2$Linux_X86_64 LibreOffice_project/420m0$Build-2</meta:generator>
    <meta:document-statistic meta:table-count="1" meta:image-count="0" meta:object-count="0" meta:page-count="4" meta:paragraph-count="106" meta:word-count="2487" meta:character-count="15515" meta:non-whitespace-character-count="13170"/>
  </office:meta>
</office:document-meta>
</file>